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78" style:family="table-cell" style:parent-style-name="Default" style:data-style-name="N0">
      <style:table-cell-properties fo:background-color="#ffffff" style:cell-protect="protected" style:print-content="true" fo:border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5" style:family="table-cell" style:parent-style-name="Default" style:data-style-name="N16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86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88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89" style:family="table-cell" style:parent-style-name="Default" style:data-style-name="N166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0" style:family="table-cell" style:parent-style-name="Default" style:data-style-name="N166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93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94" style:family="table-cell" style:parent-style-name="Comma" style:data-style-name="N166">
      <style:table-cell-properties fo:border-bottom="none" fo:background-color="#ffffff" fo:border-left="0.06pt solid #000000" fo:border-right="0.06pt solid #000000" fo:border-top="none" style:vertical-align="automatic"/>
    </style:style>
    <style:style style:name="ce95" style:family="table-cell" style:parent-style-name="Comma" style:data-style-name="N166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7" style:family="table-cell" style:parent-style-name="Default" style:data-style-name="N166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98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0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9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0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5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46" style:family="table-cell" style:parent-style-name="Default" style:data-style-name="N166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7" style:family="table-cell" style:parent-style-name="Comma" style:data-style-name="N166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8" style:family="table-cell" style:parent-style-name="Default" style:data-style-name="N166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0" style:family="table-cell" style:parent-style-name="Excel_20_Built-in_20_Comma" style:data-style-name="N166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1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2" style:family="table-cell" style:parent-style-name="Excel_20_Built-in_20_Comma" style:data-style-name="N166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3" style:family="table-cell" style:parent-style-name="Default" style:data-style-name="N166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office:value-type="float" office:value="6501" calcext:value-type="float" table:number-columns-spanned="2" table:number-rows-spanned="1">
            <text:p>65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Jubilación y Desahucio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1" office:value-type="date" office:date-value="2021-11-15" calcext:value-type="date" table:number-columns-spanned="2" table:number-rows-spanned="1">
            <text:p>15/11/202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9-30" calcext:value-type="date">
            <text:p>30-sep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85"/>
          <table:table-cell table:style-name="ce97"/>
          <table:table-cell table:style-name="ce85"/>
          <table:table-cell table:style-name="ce119"/>
          <table:table-cell table:style-name="ce22"/>
          <table:table-cell table:style-name="ce19"/>
          <table:table-cell table:style-name="ce146"/>
          <table:table-cell table:style-name="ce15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02050101001" calcext:value-type="string">
            <text:p><text:s/>202050101001 </text:p>
          </table:table-cell>
          <table:table-cell table:style-name="ce31" office:value-type="string" office:string-value="JUBILACION PATRONAL" calcext:value-type="string">
            <text:p><text:s/>JUBILACION PATRONAL </text:p>
          </table:table-cell>
          <table:table-cell table:style-name="ce26"/>
          <table:table-cell table:style-name="ce86" office:value-type="float" office:value="382417" calcext:value-type="float">
            <text:p>382,417</text:p>
          </table:table-cell>
          <table:table-cell table:style-name="ce98" office:value-type="float" office:value="109848.2" calcext:value-type="float">
            <text:p>109,848</text:p>
          </table:table-cell>
          <table:table-cell table:style-name="ce88" office:value-type="float" office:value="81072.98" calcext:value-type="float">
            <text:p>81,073</text:p>
          </table:table-cell>
          <table:table-cell table:style-name="ce120" table:formula="of:=[.D10]-[.E10]+[.F10]" office:value-type="float" office:value="353641.78" calcext:value-type="float">
            <text:p>353,642</text:p>
          </table:table-cell>
          <table:table-cell table:style-name="ce10" office:value-type="string" office:string-value="202050101001" calcext:value-type="string">
            <text:p><text:s/>202050101001 </text:p>
          </table:table-cell>
          <table:table-cell table:style-name="ce31" office:value-type="string" office:string-value="JUBILACION PATRONAL" calcext:value-type="string">
            <text:p><text:s/>JUBILACION PATRONAL </text:p>
          </table:table-cell>
          <table:table-cell table:style-name="ce147" office:value-type="float" office:value="335648.34" calcext:value-type="float">
            <text:p>335,648</text:p>
          </table:table-cell>
          <table:table-cell table:style-name="ce151" table:formula="of:=+[.G10]-[.J10]" office:value-type="float" office:value="17993.4399999999" calcext:value-type="float">
            <text:p>17,99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02050101002" calcext:value-type="string">
            <text:p><text:s/>202050101002 </text:p>
          </table:table-cell>
          <table:table-cell table:style-name="ce31" office:value-type="string" office:string-value="DESAHUCIO" calcext:value-type="string">
            <text:p><text:s/>DESAHUCIO </text:p>
          </table:table-cell>
          <table:table-cell table:style-name="ce34"/>
          <table:table-cell table:style-name="ce88" office:value-type="float" office:value="112338" calcext:value-type="float">
            <text:p>112,338</text:p>
          </table:table-cell>
          <table:table-cell table:style-name="ce98" office:value-type="float" office:value="21493.08" calcext:value-type="float">
            <text:p>21,493</text:p>
          </table:table-cell>
          <table:table-cell table:style-name="ce88" office:value-type="float" office:value="41344.49" calcext:value-type="float">
            <text:p>41,344</text:p>
          </table:table-cell>
          <table:table-cell table:style-name="ce120" table:formula="of:=[.D11]-[.E11]+[.F11]" office:value-type="float" office:value="132189.41" calcext:value-type="float">
            <text:p>132,189</text:p>
          </table:table-cell>
          <table:table-cell table:style-name="ce10" office:value-type="string" office:string-value="202050101002" calcext:value-type="string">
            <text:p><text:s/>202050101002 </text:p>
          </table:table-cell>
          <table:table-cell table:style-name="ce31" office:value-type="string" office:string-value="DESAHUCIO" calcext:value-type="string">
            <text:p><text:s/>DESAHUCIO </text:p>
          </table:table-cell>
          <table:table-cell table:style-name="ce88" office:value-type="float" office:value="109892" calcext:value-type="float">
            <text:p>109,892</text:p>
          </table:table-cell>
          <table:table-cell table:style-name="ce151" table:formula="of:=+[.G11]-[.J11]" office:value-type="float" office:value="22297.41" calcext:value-type="float">
            <text:p>22,29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88"/>
          <table:table-cell table:style-name="ce98"/>
          <table:table-cell table:style-name="ce88"/>
          <table:table-cell table:style-name="ce120" table:formula="of:=[.D12]-[.E12]+[.F12]" office:value-type="float" office:value="0" calcext:value-type="float">
            <text:p>0</text:p>
          </table:table-cell>
          <table:table-cell table:style-name="ce25"/>
          <table:table-cell table:style-name="ce31"/>
          <table:table-cell table:style-name="ce88"/>
          <table:table-cell table:style-name="ce151" table:formula="of:=+[.G12]-[.J1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88"/>
          <table:table-cell table:style-name="ce98"/>
          <table:table-cell table:style-name="ce88"/>
          <table:table-cell table:style-name="ce120" table:formula="of:=[.D13]-[.E13]+[.F13]" office:value-type="float" office:value="0" calcext:value-type="float">
            <text:p>0</text:p>
          </table:table-cell>
          <table:table-cell table:style-name="ce25"/>
          <table:table-cell table:style-name="ce31"/>
          <table:table-cell table:style-name="ce88"/>
          <table:table-cell table:style-name="ce151" table:formula="of:=+[.G13]-[.J13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89" table:number-columns-repeated="3"/>
          <table:table-cell table:style-name="ce125"/>
          <table:table-cell table:style-name="ce39"/>
          <table:table-cell table:style-name="ce40"/>
          <table:table-cell table:style-name="ce148"/>
          <table:table-cell table:style-name="ce152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90" table:formula="of:=SUM([.D9:.D14])" office:value-type="float" office:value="494755" calcext:value-type="float">
            <text:p>494,755</text:p>
          </table:table-cell>
          <table:table-cell table:style-name="ce90" table:formula="of:=SUM([.E9:.E14])" office:value-type="float" office:value="131341.28" calcext:value-type="float">
            <text:p>131,341</text:p>
          </table:table-cell>
          <table:table-cell table:style-name="ce90" table:formula="of:=SUM([.F9:.F14])" office:value-type="float" office:value="122417.47" calcext:value-type="float">
            <text:p>122,417</text:p>
          </table:table-cell>
          <table:table-cell table:style-name="ce90" table:formula="of:=SUM([.G9:.G14])" office:value-type="float" office:value="485831.19" calcext:value-type="float">
            <text:p>485,831</text:p>
          </table:table-cell>
          <table:table-cell table:style-name="ce41" table:number-columns-repeated="2"/>
          <table:table-cell table:style-name="ce90" table:formula="of:=SUM([.J9:.J14])" office:value-type="float" office:value="445540.34" calcext:value-type="float">
            <text:p>445,540</text:p>
          </table:table-cell>
          <table:table-cell table:style-name="ce153" table:formula="of:=SUM([.K9:.K14])" office:value-type="float" office:value="40290.85" calcext:value-type="float">
            <text:p>40,291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93"/>
          <table:table-cell table:style-name="ce110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Jubilación Patronal </text:p>
          </table:table-cell>
          <table:table-cell table:style-name="ce57"/>
          <table:table-cell table:style-name="ce94" table:formula="of:=[.G10]" office:value-type="float" office:value="353641.78" calcext:value-type="float">
            <text:p>353,642</text:p>
          </table:table-cell>
          <table:table-cell table:style-name="ce94" table:formula="of:=[.J10]" office:value-type="float" office:value="335648.34" calcext:value-type="float">
            <text:p>335,648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Bonificación por desahucio </text:p>
          </table:table-cell>
          <table:table-cell table:style-name="ce57"/>
          <table:table-cell table:style-name="ce94" table:formula="of:=[.G11]" office:value-type="float" office:value="132189.41" calcext:value-type="float">
            <text:p>132,189</text:p>
          </table:table-cell>
          <table:table-cell table:style-name="ce94" table:formula="of:=[.J11]" office:value-type="float" office:value="109892" calcext:value-type="float">
            <text:p>109,892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95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90" table:formula="of:=+SUM([.D20:.D22])" office:value-type="float" office:value="485831.19" calcext:value-type="float">
            <text:p>485,831</text:p>
          </table:table-cell>
          <table:table-cell table:style-name="ce90" table:formula="of:=+SUM([.E20:.E22])" office:value-type="float" office:value="445540.34" calcext:value-type="float">
            <text:p>445,54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78" office:value-type="string" calcext:value-type="string">
            <text:p>Estados financieros revisados a fecha de corte del 30 de septiembre del 2021</text:p>
          </table:table-cell>
          <table:table-cell table:style-name="ce24" table:number-columns-repeated="8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78" office:value-type="string" calcext:value-type="string">
            <text:p>Revisión de los movimientos a fecha de corte del 31 de diciembre del 2021</text:p>
          </table:table-cell>
          <table:table-cell table:style-name="ce24" table:number-columns-repeated="8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loext:min-decimal-places="0" number:min-integer-digits="1" number:grouping="true"/>
    </number:number-style>
    <number:number-style style:name="N16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4" loext:min-decimal-places="4" number:min-integer-digits="1" number:grouping="true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8" loext:min-decimal-places="8" number:min-integer-digits="1" number:grouping="true"/>
    </number:number-style>
    <number:number-style style:name="N176">
      <number:number number:decimal-places="0" loext:min-decimal-places="0" number:min-integer-digits="13"/>
    </number:number-style>
    <number:number-style style:name="N18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3" loext:min-decimal-places="3" number:min-integer-digits="0" number:grouping="true"/>
    </number:number-style>
    <number:number-style style:name="N184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0:38:46.2785928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3-31T10:45:42.082127487</dc:date>
    <meta:editing-cycles>14</meta:editing-cycles>
    <meta:editing-duration>PT1H45M27S</meta:editing-duration>
    <meta:document-statistic meta:table-count="1" meta:cell-count="86" meta:object-count="0"/>
  </office:meta>
</office:document-meta>
</file>